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language="uk" fo:country="UA"/>
    </style:style>
    <style:style style:name="P2" style:family="paragraph" style:parent-style-name="Standard">
      <style:paragraph-properties fo:text-align="start" style:justify-single-word="false"/>
      <style:text-properties fo:language="uk" fo:country="UA"/>
    </style:style>
    <style:style style:name="P3" style:family="paragraph" style:parent-style-name="Standard">
      <style:paragraph-properties fo:text-align="start" style:justify-single-word="false"/>
      <style:text-properties fo:language="uk" fo:country="UA" officeooo:paragraph-rsid="001653ff"/>
    </style:style>
    <style:style style:name="P4" style:family="paragraph" style:parent-style-name="Standard">
      <style:paragraph-properties fo:text-align="start" style:justify-single-word="false"/>
      <style:text-properties fo:language="uk" fo:country="UA" officeooo:rsid="0037636b" officeooo:paragraph-rsid="0037636b"/>
    </style:style>
    <style:style style:name="P5" style:family="paragraph" style:parent-style-name="Standard">
      <style:paragraph-properties fo:text-align="start" style:justify-single-word="false"/>
      <style:text-properties fo:language="uk" fo:country="UA" officeooo:rsid="001653ff" officeooo:paragraph-rsid="002aaeac"/>
    </style:style>
    <style:style style:name="P6" style:family="paragraph" style:parent-style-name="Standard">
      <style:paragraph-properties fo:text-align="start" style:justify-single-word="false"/>
      <style:text-properties fo:language="uk" fo:country="UA" officeooo:rsid="0040fd90" officeooo:paragraph-rsid="0040fd90"/>
    </style:style>
    <style:style style:name="P7" style:family="paragraph" style:parent-style-name="Standard">
      <style:paragraph-properties fo:text-align="start" style:justify-single-word="false"/>
      <style:text-properties fo:language="uk" fo:country="UA" fo:font-style="normal" fo:font-weight="normal" officeooo:rsid="003a5473" officeooo:paragraph-rsid="003a5473" style:font-style-asian="normal" style:font-weight-asian="normal" style:font-style-complex="normal" style:font-weight-complex="normal"/>
    </style:style>
    <style:style style:name="P8" style:family="paragraph" style:parent-style-name="Standard" style:list-style-name="L1">
      <style:paragraph-properties fo:text-align="start" style:justify-single-word="false"/>
      <style:text-properties fo:language="uk" fo:country="UA"/>
    </style:style>
    <style:style style:name="P9" style:family="paragraph" style:parent-style-name="Standard" style:list-style-name="L2">
      <style:paragraph-properties fo:text-align="start" style:justify-single-word="false"/>
      <style:text-properties fo:language="uk" fo:country="UA" officeooo:paragraph-rsid="0032682f"/>
    </style:style>
    <style:style style:name="P10" style:family="paragraph" style:parent-style-name="Standard" style:list-style-name="L2">
      <style:paragraph-properties fo:text-align="start" style:justify-single-word="false"/>
      <style:text-properties fo:language="uk" fo:country="UA" officeooo:paragraph-rsid="001653ff"/>
    </style:style>
    <style:style style:name="P11" style:family="paragraph" style:parent-style-name="Standard" style:list-style-name="L3">
      <style:paragraph-properties fo:text-align="start" style:justify-single-word="false"/>
      <style:text-properties fo:language="uk" fo:country="UA" officeooo:paragraph-rsid="0042406e"/>
    </style:style>
    <style:style style:name="P12" style:family="paragraph" style:parent-style-name="Standard" style:list-style-name="L3">
      <style:paragraph-properties fo:text-align="start" style:justify-single-word="false"/>
      <style:text-properties fo:language="uk" fo:country="UA" officeooo:paragraph-rsid="001653ff"/>
    </style:style>
    <style:style style:name="P13" style:family="paragraph" style:parent-style-name="Standard" style:list-style-name="L4">
      <style:paragraph-properties fo:text-align="start" style:justify-single-word="false"/>
      <style:text-properties fo:language="uk" fo:country="UA" officeooo:paragraph-rsid="004906e7"/>
    </style:style>
    <style:style style:name="P14" style:family="paragraph" style:parent-style-name="Standard" style:list-style-name="L5">
      <style:paragraph-properties fo:text-align="start" style:justify-single-word="false"/>
      <style:text-properties fo:language="uk" fo:country="UA" officeooo:paragraph-rsid="00492ea5"/>
    </style:style>
    <style:style style:name="P15" style:family="paragraph" style:parent-style-name="Standard" style:list-style-name="L5">
      <style:paragraph-properties fo:text-align="start" style:justify-single-word="false"/>
      <style:text-properties fo:language="uk" fo:country="UA" officeooo:paragraph-rsid="0049855d"/>
    </style:style>
    <style:style style:name="P16" style:family="paragraph" style:parent-style-name="Standard" style:list-style-name="L2">
      <style:paragraph-properties fo:text-align="start" style:justify-single-word="false"/>
      <style:text-properties fo:language="uk" fo:country="UA" officeooo:rsid="004d4737" officeooo:paragraph-rsid="004d4737"/>
    </style:style>
    <style:style style:name="P17" style:family="paragraph" style:parent-style-name="Standard" style:list-style-name="L3">
      <style:paragraph-properties fo:text-align="start" style:justify-single-word="false"/>
      <style:text-properties fo:language="uk" fo:country="UA" fo:font-style="italic" officeooo:rsid="0032682f" officeooo:paragraph-rsid="0032682f" style:font-style-asian="italic" style:font-style-complex="italic"/>
    </style:style>
    <style:style style:name="P18" style:family="paragraph" style:parent-style-name="Standard" style:list-style-name="L3">
      <style:paragraph-properties fo:text-align="start" style:justify-single-word="false"/>
      <style:text-properties fo:language="uk" fo:country="UA" fo:font-style="italic" fo:font-weight="normal" officeooo:rsid="003429c4" officeooo:paragraph-rsid="0042406e" style:font-style-asian="italic" style:font-weight-asian="normal" style:font-style-complex="italic" style:font-weight-complex="normal"/>
    </style:style>
    <style:style style:name="P19" style:family="paragraph" style:parent-style-name="Standard" style:list-style-name="L3">
      <style:paragraph-properties fo:text-align="start" style:justify-single-word="false"/>
      <style:text-properties fo:language="uk" fo:country="UA" fo:font-style="italic" fo:font-weight="normal" officeooo:rsid="003429c4" officeooo:paragraph-rsid="003429c4" style:font-style-asian="italic" style:font-weight-asian="normal" style:font-style-complex="italic" style:font-weight-complex="normal"/>
    </style:style>
    <style:style style:name="P20" style:family="paragraph" style:parent-style-name="Standard" style:list-style-name="L3">
      <style:paragraph-properties fo:text-align="start" style:justify-single-word="false"/>
      <style:text-properties fo:language="uk" fo:country="UA" fo:font-style="italic" fo:font-weight="normal" officeooo:rsid="00389bda" officeooo:paragraph-rsid="003a5473" style:font-style-asian="italic" style:font-weight-asian="normal" style:font-style-complex="italic" style:font-weight-complex="normal"/>
    </style:style>
    <style:style style:name="P21" style:family="paragraph" style:parent-style-name="Standard" style:list-style-name="L7">
      <style:paragraph-properties fo:text-align="start" style:justify-single-word="false"/>
      <style:text-properties fo:language="uk" fo:country="UA" fo:font-style="italic" fo:font-weight="normal" officeooo:rsid="003a5473" officeooo:paragraph-rsid="003a5473" style:font-style-asian="italic" style:font-weight-asian="normal" style:font-style-complex="italic" style:font-weight-complex="normal"/>
    </style:style>
    <style:style style:name="P22" style:family="paragraph" style:parent-style-name="Standard" style:list-style-name="L3">
      <style:paragraph-properties fo:text-align="start" style:justify-single-word="false"/>
      <style:text-properties fo:language="uk" fo:country="UA" fo:font-style="italic" fo:font-weight="normal" officeooo:rsid="003c657a" officeooo:paragraph-rsid="003c657a" style:font-style-asian="italic" style:font-weight-asian="normal" style:font-style-complex="italic" style:font-weight-complex="normal"/>
    </style:style>
    <style:style style:name="P23" style:family="paragraph" style:parent-style-name="Standard" style:list-style-name="L3">
      <style:paragraph-properties fo:text-align="start" style:justify-single-word="false"/>
      <style:text-properties fo:language="uk" fo:country="UA" fo:font-style="normal" fo:font-weight="normal" officeooo:rsid="003429c4" officeooo:paragraph-rsid="0042b143" style:font-style-asian="normal" style:font-weight-asian="normal" style:font-style-complex="normal" style:font-weight-complex="normal"/>
    </style:style>
    <style:style style:name="P24" style:family="paragraph" style:parent-style-name="Standard" style:list-style-name="L3">
      <style:paragraph-properties fo:text-align="start" style:justify-single-word="false"/>
      <style:text-properties fo:language="uk" fo:country="UA" fo:font-style="normal" fo:font-weight="normal" officeooo:rsid="004906e7" officeooo:paragraph-rsid="004906e7" style:font-style-asian="normal" style:font-weight-asian="normal" style:font-style-complex="normal" style:font-weight-complex="normal"/>
    </style:style>
    <style:style style:name="P25" style:family="paragraph" style:parent-style-name="Standard" style:list-style-name="L3">
      <style:paragraph-properties fo:text-align="start" style:justify-single-word="false"/>
      <style:text-properties fo:language="uk" fo:country="UA" fo:font-style="normal" fo:font-weight="normal" officeooo:rsid="0037636b" officeooo:paragraph-rsid="004906e7" style:font-style-asian="normal" style:font-weight-asian="normal" style:font-style-complex="normal" style:font-weight-complex="normal"/>
    </style:style>
    <style:style style:name="P26" style:family="paragraph" style:parent-style-name="Standard" style:list-style-name="L3">
      <style:paragraph-properties fo:text-align="start" style:justify-single-word="false"/>
      <style:text-properties fo:language="uk" fo:country="UA" fo:font-style="normal" fo:font-weight="normal" officeooo:rsid="0037636b" officeooo:paragraph-rsid="00492ea5" style:font-style-asian="normal" style:font-weight-asian="normal" style:font-style-complex="normal" style:font-weight-complex="normal"/>
    </style:style>
    <style:style style:name="P27" style:family="paragraph" style:parent-style-name="Standard" style:list-style-name="L3">
      <style:paragraph-properties fo:text-align="start" style:justify-single-word="false"/>
      <style:text-properties fo:language="uk" fo:country="UA" fo:font-style="normal" fo:font-weight="normal" officeooo:rsid="0037636b" officeooo:paragraph-rsid="0037636b" style:font-style-asian="normal" style:font-weight-asian="normal" style:font-style-complex="normal" style:font-weight-complex="normal"/>
    </style:style>
    <style:style style:name="P28" style:family="paragraph" style:parent-style-name="Standard" style:list-style-name="L3">
      <style:paragraph-properties fo:text-align="start" style:justify-single-word="false"/>
      <style:text-properties fo:language="uk" fo:country="UA" fo:font-style="normal" fo:font-weight="normal" officeooo:rsid="0037636b" officeooo:paragraph-rsid="003a5473" style:font-style-asian="normal" style:font-weight-asian="normal" style:font-style-complex="normal" style:font-weight-complex="normal"/>
    </style:style>
    <style:style style:name="P29" style:family="paragraph" style:parent-style-name="Standard" style:list-style-name="L6">
      <style:paragraph-properties fo:text-align="start" style:justify-single-word="false"/>
      <style:text-properties fo:language="uk" fo:country="UA" fo:font-style="normal" fo:font-weight="normal" officeooo:rsid="0037636b" officeooo:paragraph-rsid="0037636b" style:font-style-asian="normal" style:font-weight-asian="normal" style:font-style-complex="normal" style:font-weight-complex="normal"/>
    </style:style>
    <style:style style:name="P30" style:family="paragraph" style:parent-style-name="Standard" style:list-style-name="L6">
      <style:paragraph-properties fo:text-align="start" style:justify-single-word="false"/>
      <style:text-properties fo:language="uk" fo:country="UA" fo:font-style="normal" fo:font-weight="normal" officeooo:rsid="0037636b" officeooo:paragraph-rsid="00389bda" style:font-style-asian="normal" style:font-weight-asian="normal" style:font-style-complex="normal" style:font-weight-complex="normal"/>
    </style:style>
    <style:style style:name="P31" style:family="paragraph" style:parent-style-name="Standard" style:list-style-name="L7">
      <style:paragraph-properties fo:text-align="start" style:justify-single-word="false"/>
      <style:text-properties fo:language="uk" fo:country="UA" fo:font-style="normal" fo:font-weight="normal" officeooo:rsid="0037636b" officeooo:paragraph-rsid="003a5473" style:font-style-asian="normal" style:font-weight-asian="normal" style:font-style-complex="normal" style:font-weight-complex="normal"/>
    </style:style>
    <style:style style:name="P32" style:family="paragraph" style:parent-style-name="Standard" style:list-style-name="L3">
      <style:paragraph-properties fo:text-align="start" style:justify-single-word="false"/>
      <style:text-properties fo:language="uk" fo:country="UA" fo:font-style="normal" fo:font-weight="normal" officeooo:rsid="0043c054" officeooo:paragraph-rsid="0043c054" style:font-style-asian="normal" style:font-weight-asian="normal" style:font-style-complex="normal" style:font-weight-complex="normal"/>
    </style:style>
    <style:style style:name="P33" style:family="paragraph" style:parent-style-name="Standard" style:list-style-name="L3">
      <style:paragraph-properties fo:text-align="start" style:justify-single-word="false"/>
      <style:text-properties fo:language="uk" fo:country="UA" fo:font-style="normal" fo:font-weight="normal" officeooo:rsid="002bfd2f" officeooo:paragraph-rsid="002bfd2f" style:font-style-asian="normal" style:font-weight-asian="normal" style:font-style-complex="normal" style:font-weight-complex="normal"/>
    </style:style>
    <style:style style:name="P34" style:family="paragraph" style:parent-style-name="Standard" style:list-style-name="L3">
      <style:paragraph-properties fo:text-align="start" style:justify-single-word="false"/>
      <style:text-properties fo:language="uk" fo:country="UA" fo:font-style="normal" fo:font-weight="normal" officeooo:rsid="003598d7" officeooo:paragraph-rsid="003598d7" style:font-style-asian="normal" style:font-weight-asian="normal" style:font-style-complex="normal" style:font-weight-complex="normal"/>
    </style:style>
    <style:style style:name="P35" style:family="paragraph" style:parent-style-name="Standard" style:list-style-name="L3">
      <style:paragraph-properties fo:text-align="start" style:justify-single-word="false"/>
      <style:text-properties fo:language="uk" fo:country="UA" fo:font-style="normal" fo:font-weight="normal" officeooo:rsid="003598d7" officeooo:paragraph-rsid="003a5473" style:font-style-asian="normal" style:font-weight-asian="normal" style:font-style-complex="normal" style:font-weight-complex="normal"/>
    </style:style>
    <style:style style:name="P36" style:family="paragraph" style:parent-style-name="Standard" style:list-style-name="L6">
      <style:paragraph-properties fo:text-align="start" style:justify-single-word="false"/>
      <style:text-properties fo:language="uk" fo:country="UA" fo:font-style="normal" fo:font-weight="normal" officeooo:rsid="0042b143" officeooo:paragraph-rsid="0042b143" style:font-style-asian="normal" style:font-weight-asian="normal" style:font-style-complex="normal" style:font-weight-complex="normal"/>
    </style:style>
    <style:style style:name="P37" style:family="paragraph" style:parent-style-name="Standard" style:list-style-name="L7">
      <style:paragraph-properties fo:text-align="start" style:justify-single-word="false"/>
      <style:text-properties fo:language="uk" fo:country="UA" fo:font-style="normal" fo:font-weight="normal" officeooo:rsid="003a5473" officeooo:paragraph-rsid="003a5473" style:font-style-asian="normal" style:font-weight-asian="normal" style:font-style-complex="normal" style:font-weight-complex="normal"/>
    </style:style>
    <style:style style:name="P38" style:family="paragraph" style:parent-style-name="Standard" style:list-style-name="L3">
      <style:paragraph-properties fo:text-align="start" style:justify-single-word="false"/>
      <style:text-properties fo:language="uk" fo:country="UA" fo:font-style="normal" fo:font-weight="normal" officeooo:rsid="003dab1c" officeooo:paragraph-rsid="003dca9f" style:font-style-asian="normal" style:font-weight-asian="normal" style:font-style-complex="normal" style:font-weight-complex="normal"/>
    </style:style>
    <style:style style:name="P39" style:family="paragraph" style:parent-style-name="Standard" style:list-style-name="L3">
      <style:paragraph-properties fo:text-align="start" style:justify-single-word="false"/>
      <style:text-properties fo:language="uk" fo:country="UA" fo:font-style="normal" fo:font-weight="normal" officeooo:rsid="003dab1c" officeooo:paragraph-rsid="004e47d6" style:font-style-asian="normal" style:font-weight-asian="normal" style:font-style-complex="normal" style:font-weight-complex="normal"/>
    </style:style>
    <style:style style:name="P40" style:family="paragraph" style:parent-style-name="Standard" style:list-style-name="L3">
      <style:paragraph-properties fo:text-align="start" style:justify-single-word="false"/>
      <style:text-properties fo:language="uk" fo:country="UA" fo:font-style="normal" fo:font-weight="normal" officeooo:rsid="004e47d6" officeooo:paragraph-rsid="004e47d6" style:font-style-asian="normal" style:font-weight-asian="normal" style:font-style-complex="normal" style:font-weight-complex="normal"/>
    </style:style>
    <style:style style:name="P41" style:family="paragraph" style:parent-style-name="Standard" style:list-style-name="L3">
      <style:paragraph-properties fo:text-align="start" style:justify-single-word="false"/>
      <style:text-properties fo:language="uk" fo:country="UA" officeooo:rsid="0043c054" officeooo:paragraph-rsid="0043c054"/>
    </style:style>
    <style:style style:name="P42" style:family="paragraph" style:parent-style-name="Standard" style:list-style-name="L4">
      <style:paragraph-properties fo:text-align="start" style:justify-single-word="false"/>
      <style:text-properties officeooo:paragraph-rsid="00492ea5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3dca9f" style:font-weight-asian="bold" style:font-weight-complex="bold"/>
    </style:style>
    <style:style style:name="T3" style:family="text">
      <style:text-properties fo:font-weight="bold" officeooo:rsid="004e47d6" style:font-weight-asian="bold" style:font-weight-complex="bold"/>
    </style:style>
    <style:style style:name="T4" style:family="text">
      <style:text-properties officeooo:rsid="003266aa"/>
    </style:style>
    <style:style style:name="T5" style:family="text">
      <style:text-properties officeooo:rsid="0032682f"/>
    </style:style>
    <style:style style:name="T6" style:family="text">
      <style:text-properties officeooo:rsid="003429c4"/>
    </style:style>
    <style:style style:name="T7" style:family="text">
      <style:text-properties officeooo:rsid="003598d7"/>
    </style:style>
    <style:style style:name="T8" style:family="text">
      <style:text-properties officeooo:rsid="0037636b"/>
    </style:style>
    <style:style style:name="T9" style:family="text">
      <style:text-properties fo:font-style="italic" fo:font-weight="bold" officeooo:rsid="001653ff" style:font-style-asian="italic" style:font-weight-asian="bold" style:font-style-complex="italic" style:font-weight-complex="bold"/>
    </style:style>
    <style:style style:name="T10" style:family="text">
      <style:text-properties fo:font-style="italic" fo:font-weight="bold" officeooo:rsid="0042406e" style:font-style-asian="italic" style:font-weight-asian="bold" style:font-style-complex="italic" style:font-weight-complex="bold"/>
    </style:style>
    <style:style style:name="T11" style:family="text">
      <style:text-properties fo:font-style="italic" fo:font-weight="normal" officeooo:rsid="003429c4" style:font-style-asian="italic" style:font-weight-asian="normal" style:font-style-complex="italic" style:font-weight-complex="normal"/>
    </style:style>
    <style:style style:name="T12" style:family="text">
      <style:text-properties fo:font-style="italic" fo:font-weight="normal" officeooo:rsid="0042406e" style:font-style-asian="italic" style:font-weight-asian="normal" style:font-style-complex="italic" style:font-weight-complex="normal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fo:font-style="normal" officeooo:rsid="0037636b" style:font-style-asian="normal" style:font-style-complex="normal"/>
    </style:style>
    <style:style style:name="T1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6" style:family="text">
      <style:text-properties fo:font-style="normal" fo:font-weight="normal" officeooo:rsid="003429c4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normal" officeooo:rsid="0037636b" style:font-style-asian="normal" style:font-weight-asian="normal" style:font-style-complex="normal" style:font-weight-complex="normal"/>
    </style:style>
    <style:style style:name="T18" style:family="text">
      <style:text-properties fo:font-style="normal" fo:font-weight="normal" officeooo:rsid="00389bda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03598d7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normal" officeooo:rsid="004906e7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0492ea5" style:font-style-asian="normal" style:font-weight-asian="normal" style:font-style-complex="normal" style:font-weight-complex="normal"/>
    </style:style>
    <style:style style:name="T22" style:family="text">
      <style:text-properties fo:font-style="normal" fo:font-weight="normal" officeooo:rsid="0049855d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bold" officeooo:rsid="0037636b" style:font-style-asian="normal" style:font-weight-asian="bold" style:font-style-complex="normal" style:font-weight-complex="bold"/>
    </style:style>
    <style:style style:name="T24" style:family="text">
      <style:text-properties fo:font-style="normal" fo:font-weight="bold" officeooo:rsid="003429c4" style:font-style-asian="normal" style:font-weight-asian="bold" style:font-style-complex="normal" style:font-weight-complex="bold"/>
    </style:style>
    <style:style style:name="T25" style:family="text">
      <style:text-properties officeooo:rsid="00389bda"/>
    </style:style>
    <style:style style:name="T26" style:family="text">
      <style:text-properties officeooo:rsid="003dab1c"/>
    </style:style>
    <style:style style:name="T27" style:family="text">
      <style:text-properties officeooo:rsid="003dca9f"/>
    </style:style>
    <style:style style:name="T28" style:family="text">
      <style:text-properties officeooo:rsid="0042406e"/>
    </style:style>
    <style:style style:name="T29" style:family="text">
      <style:text-properties fo:language="uk" fo:country="UA" fo:font-style="normal" fo:font-weight="normal" officeooo:rsid="0037636b" style:font-style-asian="normal" style:font-weight-asian="normal" style:font-style-complex="normal" style:font-weight-complex="normal"/>
    </style:style>
    <style:style style:name="T30" style:family="text">
      <style:text-properties fo:language="uk" fo:country="UA" fo:font-style="normal" fo:font-weight="normal" officeooo:rsid="00389bda" style:font-style-asian="normal" style:font-weight-asian="normal" style:font-style-complex="normal" style:font-weight-complex="normal"/>
    </style:style>
    <style:style style:name="T31" style:family="text">
      <style:text-properties fo:language="uk" fo:country="UA" fo:font-style="normal" fo:font-weight="normal" officeooo:rsid="003598d7" style:font-style-asian="normal" style:font-weight-asian="normal" style:font-style-complex="normal" style:font-weight-complex="normal"/>
    </style:style>
    <style:style style:name="T32" style:family="text">
      <style:text-properties fo:language="uk" fo:country="UA" fo:font-style="normal" fo:font-weight="bold" officeooo:rsid="0037636b" style:font-style-asian="normal" style:font-weight-asian="bold" style:font-style-complex="normal" style:font-weight-complex="bold"/>
    </style:style>
    <style:style style:name="T33" style:family="text">
      <style:text-properties officeooo:rsid="004e47d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ЛАБОРАТОРНА РОБОТА №<text:span text:style-name="T4">8</text:span></text:p>
      <text:p text:style-name="P1">Резервування та відновлення бази даних засобами M<text:span text:style-name="T5">y</text:span>SQL</text:p>
      <text:p text:style-name="P2">Мета:</text:p>
      <text:list xml:id="list874742489" text:style-name="L1">
        <text:list-item>
          <text:p text:style-name="P8"><text:span text:style-name="T5">н</text:span>авчитися створювати <text:span text:style-name="T5">резервну копію</text:span> бази даних, за різними параметрами, з використанням серверн<text:span text:style-name="T26">ої</text:span> <text:span text:style-name="T26">утиліти</text:span> <text:span text:style-name="T5">mysqldump</text:span>.</text:p>
        </text:list-item>
      </text:list>
      <text:p text:style-name="P2"/>
      <text:p text:style-name="P2">Завдання:</text:p>
      <text:list xml:id="list3681564967" text:style-name="L2">
        <text:list-item>
          <text:p text:style-name="P9">Встановити сервер<text:span text:style-name="T26">ну</text:span> <text:span text:style-name="T26">утиліту</text:span> <text:span text:style-name="T5">mysqldump</text:span> для резервування даних.</text:p>
        </text:list-item>
        <text:list-item>
          <text:p text:style-name="P9">Виконати імпорт та експорт однієї з таблиць з M<text:span text:style-name="T5">y</text:span>SQL.</text:p>
        </text:list-item>
        <text:list-item>
          <text:p text:style-name="P9">Створити резервну копію бази даних MySQL на сервері із використанням M<text:span text:style-name="T5">y</text:span>SQL за різними параметрами.</text:p>
        </text:list-item>
        <text:list-item>
          <text:p text:style-name="P10">Виконати відновлення бази даних з створених <text:span text:style-name="T5">резервних копій.</text:span></text:p>
        </text:list-item>
        <text:list-item>
          <text:p text:style-name="P16">Зробити висновок.</text:p>
        </text:list-item>
      </text:list>
      <text:p text:style-name="P3"/>
      <text:p text:style-name="P3">Клієнтська утиліта mysqldump виконує логічне резервне копіювання, створюючи набір <text:span text:style-name="T6">і</text:span>нструкцій SQL, які можна виконати для відтворення початкових визначень об’єктів бази даних і даних таблиці. Він створює <text:span text:style-name="T6">dump</text:span> однієї або кількох баз даних MySQL для резервного копіювання або перенесення на інший сервер SQL. Команда mysqldump також може генерувати вихідні дані у форматі CSV, іншому тексті з роздільниками або XML.</text:p>
      <text:p text:style-name="P3"/>
      <text:p text:style-name="P4">Виконаємо приклади, резервного копіювання, на базі даних <text:span text:style-name="T9">geography</text:span> створеній в першій лабораторній роботі.</text:p>
      <text:p text:style-name="P5"/>
      <text:p text:style-name="P6">У лабораторній роботі використано лише декілька базових опцій при створенні та розгортані резервних копій баз даних. Тому за детальною інформацією, прошу звернутись до офіційної документації СУБД MySQL.</text:p>
      <text:p text:style-name="P6"><text:s/></text:p>
      <text:list xml:id="list546207340" text:style-name="L3">
        <text:list-item>
          <text:p text:style-name="P17">Застосунок mysqldump іде разом в пакеті із mysql-client. <text:span text:style-name="T6">Тому окремої інсталяції не потребує.</text:span></text:p>
        </text:list-item>
        <text:list-item>
          <text:p text:style-name="P11"><text:span text:style-name="T11">Для створення резервної копії </text:span><text:span text:style-name="T12">таблиці </text:span><text:span text:style-name="T10">continents</text:span><text:span text:style-name="T12">,</text:span><text:span text:style-name="T11"> бази даних </text:span><text:span text:style-name="T9">geography</text:span><text:span text:style-name="T11">, використаємо наступ</text:span><text:span text:style-name="T12">н</text:span><text:span text:style-name="T11">у команду:</text:span></text:p>
          <text:p text:style-name="P18"/>
          <text:p text:style-name="P23">mysqldump -u root -p geography continents &gt; /tmp/table_continents_dump.sql;</text:p>
          <text:p text:style-name="P24"/>
          <text:p text:style-name="P25">Розглянемо команду детальніше:</text:p>
        </text:list-item>
      </text:list>
      <text:list xml:id="list691373124" text:style-name="L4">
        <text:list-item>
          <text:list>
            <text:list-item>
              <text:p text:style-name="P42"><text:span text:style-name="T29">опція </text:span><text:span text:style-name="T32">-u</text:span><text:span text:style-name="T29"> </text:span><text:span text:style-name="T30">із значенням</text:span><text:span text:style-name="T32"> root</text:span><text:span text:style-name="T29"> сигналізує команді </text:span><text:span text:style-name="T31">mysqldump, </text:span><text:span text:style-name="T29">що запущена вона буде від користувача mysql сервера </text:span><text:span text:style-name="T32">root</text:span><text:span text:style-name="T29">, а опція </text:span><text:span text:style-name="T32">-p</text:span><text:span text:style-name="T29">, що його необхідно ідентифікувати за допомогою паролю;</text:span></text:p>
            </text:list-item>
            <text:list-item>
              <text:p text:style-name="P13"><text:span text:style-name="T23">geography</text:span><text:span text:style-name="T17"> </text:span><text:span text:style-name="T18">є назвою бази даних, </text:span><text:span text:style-name="T20">за нею іде </text:span><text:span text:style-name="T10">continents - </text:span><text:span text:style-name="T20">назва таблиці (їх може бути декілька)</text:span><text:span text:style-name="T18">, над якою виконується операція резервного копіювання, а </text:span><text:span text:style-name="T23">&gt; /tmp/</text:span><text:span text:style-name="T24">table_continents_dump</text:span><text:span text:style-name="T23">.sql</text:span><text:span text:style-name="T17"> </text:span><text:span text:style-name="T18">є директорією і назвою </text:span><text:span text:style-name="T22">dump-</text:span><text:span text:style-name="T18">файлу в який виконується резервне копіювання заданої </text:span><text:span text:style-name="T22">таблиці</text:span><text:span text:style-name="T18"> бази даних.</text:span></text:p>
            </text:list-item>
          </text:list>
        </text:list-item>
      </text:list>
      <text:list xml:id="list183307715611607" text:continue-list="list546207340" text:style-name="L3">
        <text:list-header>
          <text:p text:style-name="P32"/>
          <text:p text:style-name="P32">Для розгортання резервної копії таблиці виконаємо команду:</text:p>
          <text:p text:style-name="P32"/>
          <text:p text:style-name="P41"><text:bookmark-start text:name="__DdeLink__364_1583890364"/><text:span text:style-name="T15">mysql -u root -p geography &lt; </text:span><text:span text:style-name="T16">/tmp/</text:span><text:span text:style-name="T15">table_continents_dump.sql;</text:span><text:bookmark-end text:name="__DdeLink__364_1583890364"/></text:p>
          <text:p text:style-name="P32"/>
          <text:p text:style-name="P26">Розглянемо команду детальніше:</text:p>
        </text:list-header>
      </text:list>
      <text:list xml:id="list3611941166" text:style-name="L5">
        <text:list-item>
          <text:p text:style-name="P14"><text:soft-page-break/><text:span text:style-name="T17">опція </text:span><text:span text:style-name="T23">-u</text:span><text:span text:style-name="T17"> </text:span><text:span text:style-name="T18">із значенням</text:span><text:span text:style-name="T23"> root</text:span><text:span text:style-name="T17"> сигналізує команді </text:span><text:span text:style-name="T19">mysql, </text:span><text:span text:style-name="T17">що запущена вона буде від користувача mysql сервера </text:span><text:span text:style-name="T23">root</text:span><text:span text:style-name="T17">, а опція </text:span><text:span text:style-name="T23">-p</text:span><text:span text:style-name="T17">, що його необхідно ідентифікувати за допомогою паролю;</text:span></text:p>
        </text:list-item>
        <text:list-item>
          <text:p text:style-name="P15"><text:span text:style-name="T23">geography</text:span><text:span text:style-name="T17"> </text:span><text:span text:style-name="T18">є назвою бази даних, </text:span><text:span text:style-name="T21">в яку буде</text:span><text:span text:style-name="T18"> </text:span><text:span text:style-name="T21">виконана</text:span><text:span text:style-name="T18"> операція </text:span><text:span text:style-name="T22">відновлення даних з dump-файлу</text:span><text:span text:style-name="T18">, а </text:span><text:span text:style-name="T23">&gt; /tmp/</text:span><text:span text:style-name="T24">table_continents_dump</text:span><text:span text:style-name="T23">.sql</text:span><text:span text:style-name="T17"> </text:span><text:span text:style-name="T18">є директорією і назвою </text:span><text:span text:style-name="T21">dump-</text:span><text:span text:style-name="T18">файлу </text:span><text:span text:style-name="T22">в який відбувалось резервне копіювання таблиці і її даних</text:span><text:span text:style-name="T18">.</text:span></text:p>
        </text:list-item>
      </text:list>
      <text:list xml:id="list183307431572305" text:continue-list="list183307715611607" text:style-name="L3">
        <text:list-header>
          <text:p text:style-name="P12"/>
        </text:list-header>
        <text:list-item>
          <text:p text:style-name="P19">Для створення резервної копії <text:span text:style-name="T28">усієї</text:span> бази даних, використаємо наступ<text:span text:style-name="T28">н</text:span>у команду:</text:p>
          <text:p text:style-name="P33"/>
          <text:p text:style-name="P34">mysqldump -u root -p --databases <text:span text:style-name="T8">geography &gt; /tmp/database_geography_dump.sql;</text:span></text:p>
          <text:p text:style-name="P27"/>
          <text:p text:style-name="P27">Розглянемо команду детальніше:</text:p>
        </text:list-item>
      </text:list>
      <text:list xml:id="list1378737529" text:style-name="L6">
        <text:list-item>
          <text:p text:style-name="P29">опція <text:span text:style-name="T1">-u</text:span> <text:span text:style-name="T25">із значенням</text:span><text:span text:style-name="T1"> root</text:span> сигналізує команді <text:span text:style-name="T7">mysqldump, </text:span>що запущена вона буде від користувача <text:span text:style-name="T1">root</text:span> mysql сервера, а опція <text:span text:style-name="T1">-p</text:span>, що його необхідно ідентифікувати за допомогою паролю;</text:p>
        </text:list-item>
        <text:list-item>
          <text:p text:style-name="P36">опція --<text:span text:style-name="T1">databases </text:span>ідентифікує подальші значення, як імена баз даних, для яких виконується резервне копіювання;</text:p>
        </text:list-item>
        <text:list-item>
          <text:p text:style-name="P30"><text:span text:style-name="T1">geography</text:span> <text:span text:style-name="T25">є назвою бази даних, над якою виконується операція резервного копіювання, а </text:span><text:span text:style-name="T1">&gt; /tmp/database_geography_dump.sql</text:span> <text:span text:style-name="T25">є директорією і назвою dump-файлу в який виконується резервне копіювання заданої бази даних.</text:span></text:p>
        </text:list-item>
      </text:list>
      <text:list xml:id="list183306173882609" text:continue-list="list183307431572305" text:style-name="L3">
        <text:list-header>
          <text:p text:style-name="P33"/>
        </text:list-header>
        <text:list-item>
          <text:p text:style-name="P20">Для розгортання резервної копії бази даних, використаємо наступну команду:</text:p>
          <text:p text:style-name="P20"/>
        </text:list-item>
      </text:list>
      <text:p text:style-name="P7"><text:tab/>Тут можна використати декілька команд, в залежності від ситуації:</text:p>
      <text:list xml:id="list2040775332" text:style-name="L7">
        <text:list-item>
          <text:p text:style-name="P37">Якщо бази даних не існує на mysql сервері:</text:p>
          <text:p text:style-name="P37"/>
          <text:p text:style-name="P21"><text:span text:style-name="T13">mysql -u root -p &lt; </text:span><text:span text:style-name="T14">/tmp/database_geography_dump.sql;</text:span></text:p>
          <text:p text:style-name="P31"/>
          <text:p text:style-name="P21"><text:span text:style-name="T14">З</text:span><text:span text:style-name="T13">гідно цієї команди буде створено базу даних з її таблицями, і таблиці будуть заповнені даними, якщо такі були, на момент створення файлу резервної копії</text:span><text:span text:style-name="T14">.</text:span></text:p>
          <text:p text:style-name="P31"/>
        </text:list-item>
        <text:list-item>
          <text:p text:style-name="P21"><text:span text:style-name="T14">Я</text:span><text:span text:style-name="T13">кщо база даних існує на mysql сервері:</text:span></text:p>
          <text:p text:style-name="P37"/>
        </text:list-item>
      </text:list>
      <text:list xml:id="list183308031167880" text:continue-list="list183306173882609" text:style-name="L3">
        <text:list-item>
          <text:list>
            <text:list-item>
              <text:list>
                <text:list-header>
                  <text:p text:style-name="P35"><text:bookmark-start text:name="__DdeLink__366_1583890364"/>mysql -u root -p <text:span text:style-name="T8">geography &lt; /tmp/database_geography_dump.sql;</text:span><text:bookmark-end text:name="__DdeLink__366_1583890364"/></text:p>
                  <text:p text:style-name="P35"/>
                  <text:p text:style-name="P28">Згідно з цією командою, дані з файлу резервної копії, будуть перенесені уже в існуючу базу даних.</text:p>
                </text:list-header>
              </text:list>
            </text:list-item>
          </text:list>
          <text:p text:style-name="P22"/>
        </text:list-item>
        <text:list-item>
          <text:p text:style-name="P22">Висновок:</text:p>
          <text:p text:style-name="P38">Серверна утиліта <text:s/><text:span text:style-name="T5">mysqldump – </text:span>це потужний інструмент резервного копіювання даних СУБД MySQL.</text:p>
          <text:p text:style-name="P38"/>
          <text:p text:style-name="P38">Вона дозволяє створювати резервні копії, як окремо обраних баз даних, так і усіх баз даних mysql сервера в цілому. Також можливо робити резервні копії таблиць баз даних. </text:p>
          <text:p text:style-name="P38"/>
          <text:p text:style-name="P38"><text:span text:style-name="T27">Утиліта mysqldump має великий вибір опцій, для більш гнучкого налаштування створення резервних копій, адміністраторами баз даних. Наприклад з опцією </text:span><text:span text:style-name="T2">--no-data</text:span><text:span text:style-name="T27">, можна створити резервну копію таблиці, або бази даних, без рядків даних в таблицях </text:span><text:soft-page-break/><text:span text:style-name="T27">(якщо є така потреба), що значно зменшує розмір dump-файлу, та збільшує швидкість розгортання резервної копії. </text:span></text:p>
          <text:p text:style-name="P40"/>
          <text:p text:style-name="P39"><text:span text:style-name="T33">У поєднані з менеджером завдань (наприклад </text:span><text:span text:style-name="T3">cron</text:span><text:span text:style-name="T33">, для операційної системи </text:span><text:span text:style-name="T3">linux</text:span><text:span text:style-name="T33">), адміністратор бази даних, може налаштувати автоматизоване (по графіку) створення резервних копій баз даних, що сприяє збереженню даних і загальній безперервності бізнесу.</text:span></text:p>
          <text:p text:style-name="P22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uk" fo:country="UA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uk" fo:country="UA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1-31T09:13:46.615118466</meta:creation-date>
    <meta:generator>LibreOffice/6.1.5.2$Linux_X86_64 LibreOffice_project/10$Build-2</meta:generator>
    <dc:date>2023-02-01T18:33:06.023623389</dc:date>
    <meta:editing-duration>PT1H45M25S</meta:editing-duration>
    <meta:editing-cycles>15</meta:editing-cycles>
    <meta:document-statistic meta:table-count="0" meta:image-count="0" meta:object-count="0" meta:page-count="3" meta:paragraph-count="48" meta:word-count="664" meta:character-count="4705" meta:non-whitespace-character-count="4107"/>
  </office:meta>
</office:document-meta>
</file>